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6a7" officeooo:paragraph-rsid="000e86a7"/>
    </style:style>
    <style:style style:name="P2" style:family="paragraph" style:parent-style-name="Standard">
      <style:text-properties officeooo:rsid="000d70bc" officeooo:paragraph-rsid="000e86a7"/>
    </style:style>
    <style:style style:name="P3" style:family="paragraph" style:parent-style-name="Standard">
      <style:text-properties officeooo:rsid="0010a592" officeooo:paragraph-rsid="0010a592"/>
    </style:style>
    <style:style style:name="P4" style:family="paragraph" style:parent-style-name="Standard">
      <style:text-properties officeooo:rsid="000d70bc" officeooo:paragraph-rsid="000d7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Brower Sessions</text:p>
      <text:p text:style-name="P2"/>
      <text:p text:style-name="P3">This is kind of like our issue “stack” starting from our top-level-focal-point</text:p>
      <text:p text:style-name="P2"><text:a xlink:type="simple" xlink:href="https://github.com/pflagerd/david-and-dan" text:style-name="Internet_20_link" text:visited-style-name="Visited_20_Internet_20_Link">https://github.com/pflagerd/david-and-dan</text:a></text:p>
      <text:p text:style-name="P2"><text:a xlink:type="simple" xlink:href="https://github.com/pflagerd/fastapi_learn_tutorial_user_guide" text:style-name="Internet_20_link" text:visited-style-name="Visited_20_Internet_20_Link">https://github.com/pflagerd/fastapi_learn_tutorial_user_guide</text:a></text:p>
      <text:p text:style-name="P2"><text:a xlink:type="simple" xlink:href="https://github.com/pflagerd/fastapi_learn_tutorial_user_guide/issues/10" text:style-name="Internet_20_link" text:visited-style-name="Visited_20_Internet_20_Link">https://github.com/pflagerd/fastapi_learn_tutorial_user_guide/issues/10</text:a></text:p>
      <text:p text:style-name="P2"><text:a xlink:type="simple" xlink:href="https://github.com/pflagerd/fastapi_learn_tutorial_user_guide/issues/13" text:style-name="Internet_20_link" text:visited-style-name="Visited_20_Internet_20_Link">https://github.com/pflagerd/fastapi_learn_tutorial_user_guide/issues/13</text:a></text:p>
      <text:p text:style-name="P2"><text:a xlink:type="simple" xlink:href="https://github.com/pflagerd/fastapi_learn_tutorial_user_guide/issues/15" text:style-name="Internet_20_link" text:visited-style-name="Visited_20_Internet_20_Link">https://github.com/pflagerd/fastapi_learn_tutorial_user_guide/issues/15</text:a></text:p>
      <text:p text:style-name="P2"/>
      <text:p text:style-name="P4"><text:a xlink:type="simple" xlink:href="https://fastapi.tiangolo.com/tutorial/first-steps/" text:style-name="Internet_20_link" text:visited-style-name="Visited_20_Internet_20_Link">https://fastapi.tiangolo.com/tutorial/first-steps/</text:a></text:p>
      <text:p text:style-name="P4"><text:a xlink:type="simple" xlink:href="https://github.com/fastapi/fastapi/tree/master/docs_src/first_steps/" text:style-name="Internet_20_link" text:visited-style-name="Visited_20_Internet_20_Link">https://github.com/fastapi/fastapi/tree/master/docs_src/first_steps/</text:a></text:p>
      <text:p text:style-name="P4"><text:a xlink:type="simple" xlink:href="https://github.com/pflagerd/fastapi_learn_tutorial_user_guide/tree/main/first_steps/" text:style-name="Internet_20_link" text:visited-style-name="Visited_20_Internet_20_Link">https://github.com/pflagerd/fastapi_learn_tutorial_user_guide/tree/main/first_steps/</text:a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29:24.037927161</meta:creation-date>
    <meta:generator>LibreOffice/24.8.4.2$Linux_X86_64 LibreOffice_project/480$Build-2</meta:generator>
    <dc:date>2025-01-24T10:01:47.045219961</dc:date>
    <meta:editing-duration>PT11M1S</meta:editing-duration>
    <meta:editing-cycles>5</meta:editing-cycles>
    <meta:document-statistic meta:table-count="0" meta:image-count="0" meta:object-count="0" meta:page-count="1" meta:paragraph-count="10" meta:word-count="23" meta:character-count="618" meta:non-whitespace-character-count="605"/>
  </office:meta>
</office:document-meta>
</file>